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fo:color="#111111" loext:opacity="100%" fo:font-weight="bold" officeooo:rsid="0035597f" officeooo:paragraph-rsid="00199a86" style:font-weight-asian="bold" style:font-weight-complex="bold"/>
    </style:style>
    <style:style style:name="P2" style:family="paragraph" style:parent-style-name="Standard">
      <style:text-properties fo:color="#111111" loext:opacity="100%" fo:font-weight="bold" officeooo:rsid="0035597f" officeooo:paragraph-rsid="001b2b9e" style:font-weight-asian="bold" style:font-weight-complex="bold"/>
    </style:style>
    <style:style style:name="P3" style:family="paragraph" style:parent-style-name="Standard">
      <style:text-properties fo:color="#111111" loext:opacity="100%" officeooo:rsid="0035597f" officeooo:paragraph-rsid="00199a86"/>
    </style:style>
    <style:style style:name="P4" style:family="paragraph" style:parent-style-name="Standard">
      <style:text-properties officeooo:paragraph-rsid="00199a86"/>
    </style:style>
    <style:style style:name="P5" style:family="paragraph" style:parent-style-name="Text_20_body">
      <style:paragraph-properties fo:padding="0.049cm" fo:border="0.06pt solid #d9d9e3"/>
      <style:text-properties officeooo:paragraph-rsid="00199a86"/>
    </style:style>
    <style:style style:name="T1" style:family="text">
      <style:text-properties officeooo:rsid="0035597f"/>
    </style:style>
    <style:style style:name="T2" style:family="text">
      <style:text-properties fo:color="#111111" loext:opacity="100%" fo:font-weight="bold" style:font-weight-asian="bold" style:font-weight-complex="bold" loext:padding="0.049cm" loext:border="0.06pt solid #d9d9e3"/>
    </style:style>
    <style:style style:name="T3" style:family="text">
      <style:text-properties fo:color="#111111" loext:opacity="100%" loext:padding="0.049cm" loext:border="0.06pt solid #d9d9e3"/>
    </style:style>
    <style:style style:name="T4" style:family="text">
      <style:text-properties loext:padding="0.049cm" loext:border="0.06pt solid #d9d9e3"/>
    </style:style>
    <style:style style:name="T5" style:family="text">
      <style:text-properties fo:font-variant="normal" fo:text-transform="none" fo:color="#d1d5db" loext:opacity="100%" style:font-name="S hne" fo:font-size="12pt" fo:letter-spacing="normal" fo:font-style="normal" fo:font-weight="normal"/>
    </style:style>
    <style:style style:name="T6" style:family="text">
      <style:text-properties fo:font-variant="normal" fo:text-transform="none" fo:color="#111111" loext:opacity="100%" style:font-name="S hne" fo:font-size="12pt" fo:letter-spacing="normal" fo:font-style="normal" fo:font-weight="normal"/>
    </style:style>
    <style:style style:name="T7" style:family="text">
      <style:text-properties fo:font-variant="normal" fo:text-transform="none" fo:color="#111111" loext:opacity="100%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teq:4</text:span><text:line-break/><text:span text:style-name="T2">Using socat to Monitor Docker API Traffic</text:span></text:p>
      <text:p text:style-name="P5"><text:span text:style-name="T4"/></text:p>
      <text:p text:style-name="P5"><text:span text:style-name="T4"><text:tab/>Monitoring Docker API traffic using </text:span><text:span text:style-name="Source_20_Text"><text:span text:style-name="T4">socat</text:span></text:span><text:span text:style-name="T4"> can be a helpful technique for gaining insights into the interactions between the Docker client and Docker daemon. </text:span><text:span text:style-name="Source_20_Text"><text:span text:style-name="T4">socat</text:span></text:span><text:span text:style-name="T4"> is a versatile networking tool that can create bidirectional data streams between two endpoints. To monitor Docker API traffic, we'll use </text:span><text:span text:style-name="Source_20_Text"><text:span text:style-name="T4">socat</text:span></text:span><text:span text:style-name="T4"> to intercept the communication between the Docker client and daemon.</text:span></text:p>
      <text:p text:style-name="P4"><text:span text:style-name="T1">Step1:</text:span><text:span text:style-name="Strong_20_Emphasis"><text:span text:style-name="T4">Run socat</text:span></text:span><text:span text:style-name="T5">: </text:span></text:p>
      <text:p text:style-name="P4"><text:span text:style-name="T5"><text:tab/></text:span><text:span text:style-name="T6">Start </text:span><text:span text:style-name="Source_20_Text"><text:span text:style-name="T3">socat</text:span></text:span><text:span text:style-name="T7"> </text:span><text:span text:style-name="T6">to intercept the Docker API traffic. The following command binds </text:span><text:span text:style-name="Source_20_Text"><text:span text:style-name="T3">socat</text:span></text:span><text:span text:style-name="T7"> </text:span><text:span text:style-name="T6">to port 2375 (default Docker API port) and forwards the traffic to the Docker daemon socket (</text:span><text:span text:style-name="Source_20_Text"><text:span text:style-name="T3">/var/run/docker.sock</text:span></text:span><text:span text:style-name="T6">):</text:span></text:p>
      <text:p text:style-name="P3"/>
      <text:p text:style-name="P1">socat TCP-LISTEN:2375,fork UNIX-CONNECT:/var/run/docker.sock<text:tab/></text:p>
      <text:p text:style-name="P1"/>
      <text:p text:style-name="P1">Step 2: To see the request and response</text:p>
      <text:p text:style-name="P1"/>
      <text:p text:style-name="P2">docker -H unix:///tmp/dockerapi.sock ps -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00:20:44.934866743</meta:creation-date>
    <dc:date>2023-07-30T00:30:23.695530647</dc:date>
    <meta:editing-duration>PT9M3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13" meta:character-count="781" meta:non-whitespace-character-count="671"/>
  </office:meta>
</office:document-meta>
</file>